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846cm" fo:min-width="10.93cm"/>
    </style:style>
    <style:style style:name="gr2" style:family="graphic" style:parent-style-name="standard">
      <style:graphic-properties draw:textarea-horizontal-align="justify" draw:textarea-vertical-align="middle" draw:auto-grow-height="false" fo:min-height="0.604cm" fo:min-width="0.924cm"/>
    </style:style>
    <style:style style:name="gr3" style:family="graphic" style:parent-style-name="standard">
      <style:graphic-properties draw:textarea-horizontal-align="justify" draw:textarea-vertical-align="middle" draw:auto-grow-height="false" fo:min-height="1.584cm" fo:min-width="2.858cm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2.932cm"/>
    </style:style>
    <style:style style:name="gr5" style:family="graphic" style:parent-style-name="standard">
      <style:graphic-properties draw:textarea-horizontal-align="justify" draw:textarea-vertical-align="middle" draw:auto-grow-height="false" fo:min-height="1.148cm" fo:min-width="0.898cm"/>
    </style:style>
    <style:style style:name="gr6" style:family="graphic" style:parent-style-name="standard">
      <style:graphic-properties draw:fill-color="#669933" draw:textarea-horizontal-align="justify" draw:textarea-vertical-align="middle" draw:auto-grow-height="false" fo:min-height="0.648cm" fo:min-width="0.398cm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8" style:family="graphic" style:parent-style-name="standard">
      <style:graphic-properties draw:fill-color="#ff0066" draw:textarea-horizontal-align="justify" draw:textarea-vertical-align="middle" draw:auto-grow-height="false" fo:min-height="0.828cm" fo:min-width="0.578cm"/>
    </style:style>
    <style:style style:name="gr9" style:family="graphic" style:parent-style-name="standard">
      <style:graphic-properties draw:textarea-horizontal-align="justify" draw:textarea-vertical-align="middle" draw:auto-grow-height="false" fo:min-height="0.71cm" fo:min-width="1.26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19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669933"/>
      <style:paragraph-properties fo:text-align="center"/>
    </style:style>
    <style:style style:name="P3" style:family="paragraph">
      <loext:graphic-properties draw:fill-color="#ff0066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1.195cm" svg:x="1.4cm" svg:y="0.837cm" presentation:class="title" presentation:placeholder="true">
          <draw:text-box/>
        </draw:frame>
        <draw:custom-shape draw:style-name="gr1" draw:text-style-name="P1" draw:layer="layout" svg:width="11.43cm" svg:height="6.096cm" svg:x="1.016cm" svg:y="3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524cm" svg:x="1.778cm" svg:y="5.33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3.556cm" svg:height="2.032cm" svg:x="7.366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556cm" svg:height="2.032cm" svg:x="7.366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556cm" svg:height="2.032cm" svg:x="7.366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556cm" svg:height="2.032cm" svg:x="7.366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56cm" svg:height="1.27cm" svg:x="15.74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794cm" svg:height="2.794cm" svg:x="11.938cm" svg:y="7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.556cm" svg:height="1.27cm" svg:x="15.748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56cm" svg:height="1.27cm" svg:x="15.74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56cm" svg:height="1.27cm" svg:x="15.748cm" svg:y="9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56cm" svg:height="1.27cm" svg:x="15.748cm" svg:y="1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56cm" svg:height="1.27cm" svg:x="15.748cm" svg:y="12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794cm" svg:height="2.794cm" svg:x="21.082cm" svg:y="7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1.27cm" svg:height="1.27cm" svg:x="24.892cm" svg:y="5.33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" draw:layer="layout" svg:width="1.27cm" svg:height="1.27cm" svg:x="24.892cm" svg:y="9.1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3" draw:layer="layout" svg:width="1.524cm" svg:height="1.524cm" svg:x="24.384cm" svg:y="8.8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" draw:layer="layout" svg:width="2.794cm" svg:height="1.524cm" svg:x="4.318cm" svg:y="5.33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24pt" style:font-size-asian="24pt" style:font-size-complex="24pt"/>
    </style:style>
    <style:style style:name="MP6" style:family="paragraph">
      <style:text-properties style:font-name="Ubuntu" fo:font-size="10.5pt" style:font-size-asian="14pt" style:font-size-complex="14pt"/>
    </style:style>
    <style:style style:name="MP7" style:family="paragraph">
      <loext:graphic-properties draw:fill="none" draw:fill-color="#ffffff"/>
      <style:text-properties style:font-name="Ubuntu" fo:font-size="10.5pt" style:font-size-asian="14pt" style:font-size-complex="14pt"/>
    </style:style>
    <style:style style:name="MP8" style:family="paragraph">
      <style:paragraph-properties fo:text-align="center"/>
      <style:text-properties style:font-name="Ubuntu" fo:font-size="10.5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MP10" style:family="paragraph">
      <style:paragraph-properties fo:text-align="end"/>
      <style:text-properties style:font-name="Ubuntu" fo:font-size="10.5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Ubuntu" fo:font-size="10.5pt" style:font-size-asian="14pt" style:font-size-complex="14pt"/>
    </style:style>
    <style:style style:name="MT1" style:family="text">
      <style:text-properties fo:font-size="24pt" style:font-size-asian="24pt" style:font-size-complex="2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18pt" style:font-size-asian="18pt" style:font-size-complex="18pt"/>
    </style:style>
    <style:style style:name="MT4" style:family="text">
      <style:text-properties fo:font-size="15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1.195cm" svg:x="1.4cm" svg:y="0.837cm" presentation:class="title" presentation:placeholder="true">
        <draw:text-box/>
      </draw:frame>
      <draw:frame presentation:style-name="Mpr1" draw:text-style-name="MP5" draw:layer="backgroundobjects" svg:width="25.199cm" svg:height="16.002cm" svg:x="1.4cm" svg:y="2.794cm" presentation:class="outline">
        <draw:text-box>
          <text:list text:style-name="ML2">
            <text:list-item>
              <text:p><text:span text:style-name="MT1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6.523cm" svg:height="0.767cm" svg:x="1.4cm" svg:y="19.812cm" presentation:class="date-time">
        <draw:text-box>
          <text:p text:style-name="MP6"><presentation:date-time/></text:p>
        </draw:text-box>
      </draw:frame>
      <draw:frame presentation:style-name="Mpr2" draw:text-style-name="MP9" draw:layer="backgroundobjects" svg:width="8.875cm" svg:height="0.767cm" svg:x="9.576cm" svg:y="19.812cm" presentation:class="footer">
        <draw:text-box>
          <text:p text:style-name="MP8"><presentation:footer/></text:p>
        </draw:text-box>
      </draw:frame>
      <draw:frame presentation:style-name="Mpr2" draw:text-style-name="MP11" draw:layer="backgroundobjects" svg:width="6.523cm" svg:height="0.767cm" svg:x="20.076cm" svg:y="19.812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20:50:13.320673465</meta:creation-date>
    <dc:date>2017-10-24T23:06:23.217069237</dc:date>
    <meta:editing-duration>PT2H9M7S</meta:editing-duration>
    <meta:editing-cycles>1</meta:editing-cycles>
    <meta:document-statistic meta:object-count="42"/>
    <meta:generator>LibreOffice/5.1.6.2$Linux_X86_64 LibreOffice_project/10m0$Build-2</meta:generator>
  </office:meta>
</office:document-meta>
</file>